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arshaler.createStream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arshaler.toNMS( NormalizedMessage normalizedMessage , OutMessage o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arshaler.createStreamReader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arshaler.setContent( NormalizedMessage message , String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arshaler.fromNMS( MessageExchange as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arshaler.X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